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06a78" officeooo:paragraph-rsid="00106a78"/>
    </style:style>
    <style:style style:name="P2" style:family="paragraph" style:parent-style-name="Standard">
      <style:text-properties fo:font-weight="bold" officeooo:rsid="00106a78" officeooo:paragraph-rsid="00106a78" style:font-weight-asian="bold" style:font-weight-complex="bold"/>
    </style:style>
    <style:style style:name="P3" style:family="paragraph" style:parent-style-name="Standard">
      <style:text-properties fo:font-size="20pt" fo:font-weight="bold" officeooo:rsid="00106a78" officeooo:paragraph-rsid="00106a78" style:font-size-asian="17.5pt" style:font-weight-asian="bold" style:font-size-complex="20pt" style:font-weight-complex="bold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2">Zarządzanie (Governance)<text:span text:style-name="T1"> – kierowanie i nadzorowanie organizacją lub systemem w celu osiągnięcia jej celów a także zapewnienia zgodności z prawami, regulacjami oraz standardami</text:span></text:p>
      <text:p text:style-name="P2"><text:span text:style-name="T1"/></text:p>
      <text:p text:style-name="P2">Regulacja (Regulation) –<text:span text:style-name="T1"> zasada lub prawo egzekwowane przez organ zarządzający w celu zapewnienia zgodności i ochrony przed szkodami.</text:span></text:p>
      <text:p text:style-name="P2"><text:span text:style-name="T1"/></text:p>
      <text:p text:style-name="P2">Zgodność (Compilance) –<text:span text:style-name="T1"> stan przestrzegania przepisów prawnych, regulacji i standardów mających zastosowanie do organizacji lub systemu.</text:span></text:p>
      <text:p text:style-name="P2"><text:span text:style-name="T1"/></text:p>
      <text:p text:style-name="P2"><text:span text:style-name="T1"/></text:p>
      <text:p text:style-name="P3">Procesy zarządzania bezpieczeństwem informacji</text:p>
      <text:p text:style-name="P3"/>
      <text:p text:style-name="P2">Strategia –<text:span text:style-name="T1"> opracowanie i wdrożenie kompleksowej strategii bezpieczeństwa informacji, która będzie zgodna z ogólnymi celami biznesowymi organizacji.</text:span></text:p>
      <text:p text:style-name="P2"><text:span text:style-name="T1"/></text:p>
      <text:p text:style-name="P2">Polityki i procedury<text:span text:style-name="T1"> – przygotowanie polityk i procedur regulujących używanie i ochronę zasobów informacyjnych. </text:span></text:p>
      <text:p text:style-name="P2"><text:span text:style-name="T1"/></text:p>
      <text:p text:style-name="P2">Zarządzanie<text:span text:style-name="T1"> </text:span>ryzykiem<text:span text:style-name="T1"> – ustanowienie wskaźników i kluczowych wskaźników wydajności (KPI) w celu mierzenia skuteczności programu zarządzania bezpieczeństwem informacji.</text:span></text:p>
      <text:p text:style-name="P2"><text:span text:style-name="T1"/></text:p>
      <text:p text:style-name="P2">Zgodność<text:span text:style-name="T1"> – zapewnienie zgodności z odpowiednimi regulacjami i najlepszymi praktykami branżowymi.</text:span></text:p>
      <text:p text:style-name="P2"><text:span text:style-name="T1"/></text:p>
      <text:p text:style-name="P2"><text:span text:style-name="T1"/></text:p>
      <text:p text:style-name="P3">Regulacja bezpieczeństwa informacji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20T16:21:52.140000000</meta:creation-date>
    <dc:date>2025-02-20T18:01:38.945000000</dc:date>
    <meta:editing-duration>PT1H39M47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9" meta:word-count="117" meta:character-count="1048" meta:non-whitespace-character-count="932"/>
  </office:meta>
</office:document-meta>
</file>